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fo:line-height="115%" fo:text-align="justify" style:justify-single-word="fals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15%"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 style:master-page-name="MP0">
      <style:paragraph-properties fo:margin-top="0cm" fo:margin-bottom="0cm" fo:line-height="115%" fo:text-align="justify" style:justify-single-word="false" style:page-number="auto" fo:break-before="page"/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1" style:family="text">
      <style:text-properties fo:color="#333333" style:font-name="Times New Roman" fo:font-size="12pt" fo:background-color="#ffffff" style:font-size-asian="12pt" style:font-name-complex="Times New Roman" style:font-size-complex="12pt"/>
    </style:style>
    <style:style style:name="T2" style:family="text">
      <style:text-properties fo:color="#333333" style:font-name="Times New Roman" fo:font-size="12pt" fo:font-style="italic" fo:background-color="#ffffff" style:font-size-asian="12pt" style:font-style-asian="italic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pyeditor : Mathilde Nicolas. </text:p>
      <text:p text:style-name="P1">Creator: Loret Jean (1595 ?-1665). </text:p>
      <text:p text:style-name="P1">Title: « Régalante », La Muze historique, Lettre XXXI, Lettre en vers à Son Altesse Madame la Duchesse de Nemours. Du samedi 9 août 1664.</text:p>
      <text:p text:style-name="P1">Date: 9 août 1664. </text:p>
      <text:p text:style-name="P2"><text:span text:style-name="Default_20_Paragraph_20_Font"><text:span text:style-name="T1">Bibl: Loret Jean, </text:span></text:span><text:span text:style-name="Default_20_Paragraph_20_Font"><text:span text:style-name="T2">La muze historique, ou Recueil des lettres en vers contenant les nouvelles du temps : écrites à Son Altesse Mademoizelle de Longueville, depuis duchesse de Nemours (1650-1665)</text:span></text:span><text:span text:style-name="Default_20_Paragraph_20_Font"><text:span text:style-name="T1">, Paris, Charles Chenault, 1664.</text:span></text:span></text:p>
      <text:p text:style-name="P3"/>
      <text:p text:style-name="P3"/>
      <text:p text:style-name="P3">231</text:p>
      <text:p text:style-name="P3">LETTRE TRENTE-UNE</text:p>
      <text:p text:style-name="P3">Du [samedi ] neuviéme Aoust.</text:p>
      <text:p text:style-name="P3"/>
      <text:p text:style-name="P3">RÉGALANTE.</text:p>
      <text:p text:style-name="P3"/>
      <text:p text:style-name="P3">COMME on tient quazy pour certain</text:p>
      <text:p text:style-name="P3">Que le Légat viendra demain</text:p>
      <text:p text:style-name="P3">Faire icy sa superbe Entrée,</text:p>
      <text:p text:style-name="P3">Des Gens-de-bien si dézirée,</text:p>
      <text:p text:style-name="P3">J'ay Peur d'être réduit au point</text:p>
      <text:p text:style-name="P3">De ne travailler du tout point ;</text:p>
      <text:p text:style-name="P3">Car voulant de cette Eminence</text:p>
      <text:p text:style-name="P3">Remarquer la magnificence,</text:p>
      <text:p text:style-name="P3">Et les honneurs qu'on luy fera</text:p>
      <text:p text:style-name="P3">Quand dans Paris il entrera,</text:p>
      <text:p text:style-name="P3">Il faut que je cherche une place,</text:p>
      <text:p text:style-name="P3">Non point parmy la populace,</text:p>
      <text:p text:style-name="P3">En ne payant qu'un patagon :</text:p>
      <text:p text:style-name="P3">Mais en balustrade, ou balcon,</text:p>
      <text:p text:style-name="P3">Ou dans une chambre, à mon aize,</text:p>
      <text:p text:style-name="P3">Ainsi sur une bonne chaize,</text:p>
      <text:p text:style-name="P3">Bien apuyé, bien acoudè,</text:p>
      <text:p text:style-name="P3"><text:soft-page-break/>Et point du tout incommodé,</text:p>
      <text:p text:style-name="P3">Comme si j'êtois un riche Homme,</text:p>
      <text:p text:style-name="P3">M’en dût-il coûter bonne somme:</text:p>
      <text:p text:style-name="P3">Chacun sçait que mes revenus</text:p>
      <text:p text:style-name="P3">Sont assez rares et menus,</text:p>
      <text:p text:style-name="P3">Mais, pour bien voir de beaux spectacles,</text:p>
      <text:p text:style-name="P3">Je suis libéral à miracles.</text:p>
      <text:p text:style-name="P3">Ainsi donc, si c'est Samedy,</text:p>
      <text:p text:style-name="P3">Sans remétre jusqu'à Lundy,</text:p>
      <text:p text:style-name="P3">Que cette Entrée extr'ordinaire</text:p>
      <text:p text:style-name="P3">Se doive infailliblement faire:</text:p>
      <text:p text:style-name="P3">O Bien-aimez Lecteurs divers,</text:p>
      <text:p text:style-name="P3">Et vous, Princesse, que mes Vers</text:p>
      <text:p text:style-name="P3">Reconnoissent pour souveraine</text:p>
      <text:p text:style-name="P3">De leur assez féconde veine,</text:p>
      <text:p text:style-name="P3">Je ne scay comment je feray ,</text:p>
      <text:p text:style-name="P3">Je ne sçay pas si j'écriray,</text:p>
      <text:p text:style-name="P3">J'en suis fort dans l'incertitude :</text:p>
      <text:p text:style-name="P3">Toutefois, bornons ce Prélude,</text:p>
      <text:p text:style-name="P3">Et de cét Eminent Prélat</text:p>
      <text:p text:style-name="P3">Dont le mérite a tant d'éclat,</text:p>
      <text:p text:style-name="P3">Et dont vole par tout la gloire,</text:p>
      <text:p text:style-name="P3">Reprenons le fil de l'histoire.</text:p>
      <text:p text:style-name="P3"/>
      <text:p text:style-name="P3">Vendredy dernier, nôtre Roy</text:p>
      <text:p text:style-name="P3"/>
      <text:p text:style-name="P3">Luy fit voir en moult noble aroy,</text:p>
      <text:p text:style-name="P3">En une large et vaste Plaine,</text:p>
      <text:p text:style-name="P3">Une Revûë entiere et pleine,</text:p>
      <text:p text:style-name="P3">Et dans un ordre merveilleux,</text:p>
      <text:p text:style-name="P3">Tous les Rougets et tous les Bleus,</text:p>
      <text:p text:style-name="P3"><text:soft-page-break/>Tous les François et tous les Suisses</text:p>
      <text:p text:style-name="P3">Qui, comme ordinaires Milices,</text:p>
      <text:p text:style-name="P3">En tout lieu, voyage et saizon,</text:p>
      <text:p text:style-name="P3">Suivent sa Cour et sa Maizon,</text:p>
      <text:p text:style-name="P3">A tous lesquels la solde il donne</text:p>
      <text:p text:style-name="P3">Pour la garde de sa Personne,</text:p>
      <text:p text:style-name="P3">Dont ils ont un soin spécial ;</text:p>
      <text:p text:style-name="P3">Et cét Exercite Royal,</text:p>
      <text:p text:style-name="P3">Ce Camp ambulant et fidelle,</text:p>
      <text:p text:style-name="P3">Dont la marche est toûjours fort belle,</text:p>
      <text:p text:style-name="P3">Tant Fantassins, que Cavaliers,</text:p>
      <text:p text:style-name="P3">Se monte à plus de dix milliers.</text:p>
      <text:p text:style-name="P3">Le Roy, dont si riche est la taille,</text:p>
      <text:p text:style-name="P3">Les rangea luy-mesme en bataille,</text:p>
      <text:p text:style-name="P3">Et tous les Corps, d'un cœur ardant,</text:p>
      <text:p text:style-name="P3">Sous un si digne Cemmandant,</text:p>
      <text:p text:style-name="P3">Marchérent, campérent, tirérent,</text:p>
      <text:p text:style-name="P3">Et finalement défilérent,</text:p>
      <text:p text:style-name="P3">Ayans rendu les spectateurs</text:p>
      <text:p text:style-name="P3">Cent et cent fois admirateurs</text:p>
      <text:p text:style-name="P3">De leur adresse et promptitude,</text:p>
      <text:p text:style-name="P3">Et de la noble lestitude</text:p>
      <text:p text:style-name="P3">Des Oficiers, en génèral,</text:p>
      <text:p text:style-name="P3">Jusques au moindre Caporal.</text:p>
      <text:p text:style-name="P3">Ce Chef, depuis peu (que Dieu garde)</text:p>
      <text:p text:style-name="P3">Des Chevaux-légers de la Garde,</text:p>
      <text:p text:style-name="P3">Monsieur de Chaune, Duc et Pair,</text:p>
      <text:p text:style-name="P3">Fit, en cetuy-jour, du bel-air,</text:p>
      <text:p text:style-name="P3">La fonction vraye et réelle</text:p>
      <text:p text:style-name="P3">De cette Charge illustre et belle,</text:p>
      <text:p text:style-name="P3">Et laquelle il a mérité</text:p>
      <text:p text:style-name="P3"><text:soft-page-break/>D'obtenir de Sa Majesté,</text:p>
      <text:p text:style-name="P3">Pour ses vertus, pour sa Naissance,</text:p>
      <text:p text:style-name="P3">Et les services qu'à la France,</text:p>
      <text:p text:style-name="P3">Avec courage, avec honneur,</text:p>
      <text:p text:style-name="P3">A rendus ce brave Seigneur.</text:p>
      <text:p text:style-name="P3"/>
      <text:p text:style-name="P3">232</text:p>
      <text:p text:style-name="P3">Ensuite, Sadite Eminence</text:p>
      <text:p text:style-name="P3">Admira la magnificence</text:p>
      <text:p text:style-name="P3">(Le lendemain, ou jour d'aprés)</text:p>
      <text:p text:style-name="P3">D'un grand Bal, pour luy fait exprés,</text:p>
      <text:p text:style-name="P3">Où toute la Maison Royale,</text:p>
      <text:p text:style-name="P3">Qui n'a point au Monde d'égale</text:p>
      <text:p text:style-name="P3">En Noblesse, pompe et grandeur,</text:p>
      <text:p text:style-name="P3">Parut dans toute sa splendeur:</text:p>
      <text:p text:style-name="P3">Où nos belles Dames parées,</text:p>
      <text:p text:style-name="P3">Dignes cent fois d'être admirées,</text:p>
      <text:p text:style-name="P3">Avec leurs apas sans-pareils.</text:p>
      <text:p text:style-name="P3">Paroissoient autant de Soleils ;</text:p>
      <text:p text:style-name="P3">Bref, où les Courtizans de France,</text:p>
      <text:p text:style-name="P3">Bons pour la guerre et pour la dance,</text:p>
      <text:p text:style-name="P3">Plaizoient aux yeux, à tout moment,</text:p>
      <text:p text:style-name="P3">En dansant cavaliérement.</text:p>
      <text:p text:style-name="P3"/>
      <text:p text:style-name="P3">Dimanche, le Roy nôtre Sire,</text:p>
      <text:p text:style-name="P3">Et je le sçay par oüyr-dire,</text:p>
      <text:p text:style-name="P3">(Car, hélas ! je n'êtois pas-là,)</text:p>
      <text:p text:style-name="P3">Le Légat susdit régala</text:p>
      <text:p text:style-name="P3">D'un Festin vrayment admirable,</text:p>
      <text:p text:style-name="P3">N'étant qu'eux-d'eux seuls à la table,</text:p>
      <text:p text:style-name="P3">Où servirent, avec respect,</text:p>
      <text:p text:style-name="P3"><text:soft-page-break/>Et dans un ordre circonspect,</text:p>
      <text:p text:style-name="P3">Non des Oficiers bas et minces,</text:p>
      <text:p text:style-name="P3">Mais des grands Seigneurs et des Princes,</text:p>
      <text:p text:style-name="P3">Chacun selon leur qualité</text:p>
      <text:p text:style-name="P3">Comme aux jours de solennité.</text:p>
      <text:p text:style-name="P3"/>
      <text:p text:style-name="P3">Le lendemain, la Reine-Mére,</text:p>
      <text:p text:style-name="P3">Que toute l'Europe révére,</text:p>
      <text:p text:style-name="P3">Entre toutes ses Majestez,</text:p>
      <text:p text:style-name="P3">Pour ses illustres qualitez</text:p>
      <text:p text:style-name="P3">De belle, de bonne, de juste, </text:p>
      <text:p text:style-name="P3">De sage, d'aimable et d'auguste,</text:p>
      <text:p text:style-name="P3">Par pure et sainte afection,</text:p>
      <text:p text:style-name="P3">Luy fit une Colation</text:p>
      <text:p text:style-name="P3">Dans une Chambre, ou grande sale,</text:p>
      <text:p text:style-name="P3">Si magnifique et si Royale,</text:p>
      <text:p text:style-name="P3">Que ledit Monseigneur Chizy,</text:p>
      <text:p text:style-name="P3">Fut d'admiration saizy,</text:p>
      <text:p text:style-name="P3">Autant qu'en nul jour de sa vie</text:p>
      <text:p text:style-name="P3">De voir une Table servie</text:p>
      <text:p text:style-name="P3">De fruits assez délicieux</text:p>
      <text:p text:style-name="P3">Pour régaler des Demy-Dieux;</text:p>
      <text:p text:style-name="P3">Et (ce qui combloit de merveilles)</text:p>
      <text:p text:style-name="P3">Dans de si galantes corbeilles,</text:p>
      <text:p text:style-name="P3">Et dans un si rare apareil,</text:p>
      <text:p text:style-name="P3">Que jamais rien ne fut pareil</text:p>
      <text:p text:style-name="P3">A cette agréable dépence</text:p>
      <text:p text:style-name="P3">Faite exprés pour Son Eminence :</text:p>
      <text:p text:style-name="P3">Car outre les fruits délicats,</text:p>
      <text:p text:style-name="P3">Coûtant des milliers de Ducats,</text:p>
      <text:p text:style-name="P3">J'ay sceu de diverses personnes</text:p>
      <text:p text:style-name="P3"><text:soft-page-break/>Qu'autour des corbeilles mignonnes</text:p>
      <text:p text:style-name="P3">Mille beaux rubans ajustez</text:p>
      <text:p text:style-name="P3">Y formoient des jolivetez,</text:p>
      <text:p text:style-name="P3">Non seulement si surprenantes,</text:p>
      <text:p text:style-name="P3">Mais si belles et si brillantes,</text:p>
      <text:p text:style-name="P3">Qu'elles cauzoient à tout moment</text:p>
      <text:p text:style-name="P3">De l'aize et du ravissement</text:p>
      <text:p text:style-name="P3">Si, selon mon dézir extresme,</text:p>
      <text:p text:style-name="P3">J'avois vû ces chozes moy-mesme,</text:p>
      <text:p text:style-name="P3">Possible, au gré des curieux, </text:p>
      <text:p text:style-name="P3">En parlerois-je aujourd'huy mieux ;</text:p>
      <text:p text:style-name="P3">Car l'objet, l'esprit subtilitize,</text:p>
      <text:p text:style-name="P3">Mais il faut que cecy sufise : </text:p>
      <text:p text:style-name="P3">Puis je croy que dans quelques jours</text:p>
      <text:p text:style-name="P3">On fera de plus longs discours,</text:p>
      <text:p text:style-name="P3">Que l'on poura métre en lumiére,</text:p>
      <text:p text:style-name="P3">Sur cette excélente matière.</text:p>
      <text:p text:style-name="P3"/>
      <text:p text:style-name="P3">J’ai sceu d’un Officier à Sel</text:p>
      <text:p text:style-name="P3">Que, Mardy, certain Carozel</text:p>
      <text:p text:style-name="P3">Se fit en la propre prézence</text:p>
      <text:p text:style-name="P3">De sadite Illustre Eminence,</text:p>
      <text:p text:style-name="P3">Où le Roy, Prince haut et droit,</text:p>
      <text:p text:style-name="P3">De tous les Roys le plus adroit,</text:p>
      <text:p text:style-name="P3">Fit plusieurs courses, qu’admirérent</text:p>
      <text:p text:style-name="P3">Les Etrangers qui s’y trouvérent,</text:p>
      <text:p text:style-name="P3">Charmant les cœurs de tout chacun,</text:p>
      <text:p text:style-name="P3">Et du Légat plus que pas un :</text:p>
      <text:p text:style-name="P3">Auquel Legat on oüit dire,</text:p>
      <text:p text:style-name="P3">Que, pour bien régir un Empire,</text:p>
      <text:p text:style-name="P3">Pour bien courre, pour bien chasser,</text:p>
      <text:p text:style-name="P3"><text:soft-page-break/>Pour galantizer, pour danser,</text:p>
      <text:p text:style-name="P3">Pour raizonner avec prudence</text:p>
      <text:p text:style-name="P3">En des chozes de conséquence,</text:p>
      <text:p text:style-name="P3">Pour paix, pour guerre, pour conseil,</text:p>
      <text:p text:style-name="P3">Ce Grand Roy n’a point de pareil.</text:p>
      <text:p text:style-name="P3"/>
      <text:p text:style-name="P3">Enfin, aprés tant de Régales,</text:p>
      <text:p text:style-name="P3">Et tant de preuves sans égales,</text:p>
      <text:p text:style-name="P3">De l'afection qu'aujourd'huy</text:p>
      <text:p text:style-name="P3">Nôtre Souverain a pour luy, </text:p>
      <text:p text:style-name="P3">Mardy, ce Prélat d'importance</text:p>
      <text:p text:style-name="P3">Eut de toute la Cour de Franc</text:p>
      <text:p text:style-name="P3">(Selon un mémoire que j'ay)</text:p>
      <text:p text:style-name="P3">Son Audiance de congé;</text:p>
      <text:p text:style-name="P3">Et sans être plus diférée,</text:p>
      <text:p text:style-name="P3">Il fait aujourd'huy son Entrée</text:p>
      <text:p text:style-name="P3">Dans Paris la grande Cité,</text:p>
      <text:p text:style-name="P3">Où d'un beau dézir excité,</text:p>
      <text:p text:style-name="P3">Je vais chercher une fenêtre</text:p>
      <text:p text:style-name="P3">Pour voir, en sa gloire parêtre,</text:p>
      <text:p text:style-name="P3">Cét Illustre Prince Romain,</text:p>
      <text:p text:style-name="P3">Qui doit deux jours après demain,</text:p>
      <text:p text:style-name="P3"/>
      <text:p text:style-name="P3">233 </text:p>
      <text:p text:style-name="P3">Plus gay, plus satisfait, plus libre,</text:p>
      <text:p text:style-name="P3">Retrograder devers le Tybre.</text:p>
      <text:p text:style-name="P3"/>
      <text:p text:style-name="P3">Enfin, commodément placé</text:p>
      <text:p text:style-name="P3">Comme à peu-prés j'avois pensé,</text:p>
      <text:p text:style-name="P3">Dans un honnête domicile,</text:p>
      <text:p text:style-name="P3">J’ay l'Entrée, en cette Ville,</text:p>
      <text:p text:style-name="P3"><text:soft-page-break/>Du Seigneur Cardinal-Légat,</text:p>
      <text:p text:style-name="P3">Sous un Poële de grand éclat;</text:p>
      <text:p text:style-name="P3">Entrée, en vérité, si belle,</text:p>
      <text:p text:style-name="P3">Que pour Parler dignement d'elle,</text:p>
      <text:p text:style-name="P3">Quand j'aurois le talent charmant</text:p>
      <text:p text:style-name="P3">De feu Monsieur de Saint-Amand,</text:p>
      <text:p text:style-name="P3">Quand j'écrirois d'un ton superbe</text:p>
      <text:p text:style-name="P3">Comme Chapelain ou Malerbe,</text:p>
      <text:p text:style-name="P3">Ou comme le grand du Perron,</text:p>
      <text:p text:style-name="P3">Quand j'aurois l'esprit de Scarron,</text:p>
      <text:p text:style-name="P3">Quand j'aurois receu tablature</text:p>
      <text:p text:style-name="P3">De défunt Monsieur de Voiture,</text:p>
      <text:p text:style-name="P3">Quand j’aurois trente jours de temps</text:p>
      <text:p text:style-name="P3">Pour rendre mes Lecteurs contens,</text:p>
      <text:p text:style-name="P3">Et que je fisse dix Gazettes</text:p>
      <text:p text:style-name="P3">Toutes longues, toutes complettes,</text:p>
      <text:p text:style-name="P3">Tu ne pourois certainement,</text:p>
      <text:p text:style-name="P3">Discourir assez pleinement</text:p>
      <text:p text:style-name="P3">De cette trionfante Entrée</text:p>
      <text:p text:style-name="P3">Et ce qui rend mon ame outrée</text:p>
      <text:p text:style-name="P3">D’une espéce de dézespoir,</text:p>
      <text:p text:style-name="P3">C’est qu'il est neuf heures du soir,</text:p>
      <text:p text:style-name="P3">Et que mon Imprimeur me presse</text:p>
      <text:p text:style-name="P3"/>
      <text:p text:style-name="P3">De sacrifier à sa Presse</text:p>
      <text:p text:style-name="P3">Les Vers, qu'à force de réver,</text:p>
      <text:p text:style-name="P3">Je vien maintenant d'achever.</text:p>
      <text:p text:style-name="P3">Le jour a rompu mes mèzures,</text:p>
      <text:p text:style-name="P3">Et j'ay dit au Sort des injures</text:p>
      <text:p text:style-name="P3">D'avoir permis qu'un Samedy,</text:p>
      <text:p text:style-name="P3">Et non un Dimanche, ou Lundy,</text:p>
      <text:p text:style-name="P3"><text:soft-page-break/>Cette solennelle journée</text:p>
      <text:p text:style-name="P3">Se soit si soudain terminée</text:p>
      <text:p text:style-name="P3">Sans avoir le moindre loizir,</text:p>
      <text:p text:style-name="P3">De parler, selon mon dézir,</text:p>
      <text:p text:style-name="P3">D'une matiére qui mérite</text:p>
      <text:p text:style-name="P3">D'être bien dite et bien écrite.</text:p>
      <text:p text:style-name="P3"/>
      <text:p text:style-name="P3">Je feray, donc, peu mention</text:p>
      <text:p text:style-name="P3">D'une si célébre Action ;</text:p>
      <text:p text:style-name="P3">Princesse, de moy respectée,</text:p>
      <text:p text:style-name="P3">L'heure est, sans mentir, trop hâtée,</text:p>
      <text:p text:style-name="P3">Pour en dire aujourd'huy le quart,</text:p>
      <text:p text:style-name="P3">Et Dimanche il seroit trop tard.</text:p>
      <text:p text:style-name="P3"/>
      <text:p text:style-name="P3">Tout-de-bon, la Lettre prézente</text:p>
      <text:p text:style-name="P3">Ne me semble guére excélente :</text:p>
      <text:p text:style-name="P3">Mais, ô vous, Gens d'entendement,</text:p>
      <text:p text:style-name="P3">Eussay-je pû faire autrement</text:p>
      <text:p text:style-name="P3">Dans un embaras de la sorte ?</text:p>
      <text:p text:style-name="P3">C’est à vous que je m'en raporte.</text:p>
      <text:p text:style-name="P3"/>
      <text:p text:style-name="P3">Fait le jour que Monsieur Chizy,</text:p>
      <text:p text:style-name="P4"><text:span text:style-name="Default_20_Paragraph_20_Font"><text:span text:style-name="T3">Pour son Entrée avoit choizy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indows User</meta:initial-creator>
    <meta:creation-date>2020-02-13T11:08:00Z</meta:creation-date>
    <dc:date>2020-02-13T15:23:33.47</dc:date>
    <meta:editing-cycles>3</meta:editing-cycles>
    <meta:editing-duration>PT14S</meta:editing-duration>
    <meta:document-statistic meta:table-count="0" meta:image-count="0" meta:object-count="0" meta:page-count="9" meta:paragraph-count="253" meta:word-count="1333" meta:character-count="7699"/>
    <meta:template xlink:type="simple" xlink:actuate="onRequest" xlink:title="" xlink:href="Normal"/>
  </office:meta>
</office:document-meta>
</file>